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image/png" manifest:full-path="Pictures/10000000000005DC000000514BD311AC.png"/>
  <manifest:file-entry manifest:media-type="image/png" manifest:full-path="Pictures/1000020100000A99000004E69F0A4AA6.png"/>
  <manifest:file-entry manifest:media-type="image/png" manifest:full-path="Pictures/10000201000000D000000089D5C5D79C.png"/>
  <manifest:file-entry manifest:media-type="image/png" manifest:full-path="Pictures/10000201000000D10000008AF590C677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gr5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stroke-dash="Ultrafine_20_Dashed" draw:fill="none" fo:min-height="0.51cm"/>
    </style:style>
    <style:style style:name="gr7" style:family="graphic" style:parent-style-name="standard">
      <style:graphic-properties draw:stroke="dash" draw:stroke-dash="Ultrafine_20_Dashed" draw:textarea-horizontal-align="justify" draw:textarea-vertical-align="middle" draw:auto-grow-height="false"/>
    </style:style>
    <style:style style:name="gr8" style:family="graphic" style:parent-style-name="objectwithoutfill">
      <style:graphic-properties draw:stroke="dash" draw:stroke-dash="Ultrafine_20_Dashed"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782cm" fo:min-width="0cm"/>
    </style:style>
    <style:style style:name="gr10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385cm" fo:min-width="0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dash" draw:stroke-dash="Ultrafine_20_Dashed" draw:fill="solid" draw:fill-color="#b3b3b3" draw:textarea-horizontal-align="justify" draw:textarea-vertical-align="middle" draw:auto-grow-height="false"/>
    </style:style>
    <style:style style:name="pr1" style:family="presentation" style:parent-style-name="Default_20_1-title">
      <style:graphic-properties draw:stroke="none" svg:stroke-width="0.026cm" draw:stroke-linejoin="miter" draw:fill="none" draw:textarea-vertical-align="top" draw:auto-grow-height="false" draw:fit-to-size="shrink-to-fit" fo:min-height="3.181cm" fo:padding-top="0cm" fo:padding-bottom="0cm" fo:padding-left="0cm" fo:padding-right="0cm" fo:wrap-option="wrap"/>
    </style:style>
    <style:style style:name="pr2" style:family="presentation" style:parent-style-name="Default_20_1-outline1">
      <style:graphic-properties draw:stroke="none" svg:stroke-width="0.026cm" draw:stroke-linejoin="miter" draw:fill="none" draw:textarea-vertical-align="top" draw:auto-grow-height="false" draw:fit-to-size="shrink-to-fit" fo:min-height="12.573cm" fo:padding-top="0cm" fo:padding-bottom="0cm" fo:padding-left="0cm" fo:padding-right="0cm" fo:wrap-option="wrap"/>
    </style:style>
    <style:style style:name="pr3" style:family="presentation" style:parent-style-name="Default_20_1-notes">
      <style:graphic-properties draw:fill-color="#ffffff" fo:min-height="12.573cm"/>
    </style:style>
    <style:style style:name="P1" style:family="paragraph">
      <style:paragraph-properties fo:margin-top="0cm" fo:margin-bottom="0cm" style:line-height-at-least="0.917cm" fo:text-align="start" style:punctuation-wrap="hanging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1.27cm" fo:margin-right="0cm" fo:text-indent="0cm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3pt" style:font-size-asian="13pt" style:font-size-complex="13pt"/>
    </style:style>
    <style:style style:name="P6" style:family="paragraph">
      <style:text-properties fo:font-size="13pt" style:font-size-asian="13pt" style:font-size-complex="13pt"/>
    </style:style>
    <style:style style:name="P7" style:family="paragraph">
      <style:text-properties fo:color="#ff0000" fo:font-size="12pt" style:font-size-asian="12pt" style:font-size-complex="12pt"/>
    </style:style>
    <style:style style:name="P8" style:family="paragraph">
      <style:text-properties fo:font-size="20pt"/>
    </style:style>
    <style:style style:name="P9" style:family="paragraph">
      <style:paragraph-properties fo:text-align="center"/>
      <style:text-properties fo:font-size="96pt" style:font-size-asian="96pt" style:font-size-complex="96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text-properties fo:font-size="13pt"/>
    </style:style>
    <style:style style:name="P12" style:family="paragraph">
      <style:text-properties fo:font-size="18pt"/>
    </style:style>
    <style:style style:name="P13" style:family="paragraph">
      <style:text-properties fo:font-size="12pt"/>
    </style:style>
    <style:style style:name="T1" style:family="text">
      <style:text-properties fo:color="#0071c5" style:text-line-through-style="none" fo:font-family="Verdana" fo:font-size="26pt" fo:letter-spacing="normal" fo:font-style="normal" style:text-underline-style="none" fo:font-weight="bold" style:font-family-asian="'ＭＳ Ｐゴシック'" style:font-pitch-asian="fixed" style:font-size-asian="26pt" style:font-style-asian="normal" style:font-weight-asian="bold" style:font-family-complex="Verdana" style:font-size-complex="26pt" style:font-style-complex="normal" style:font-weight-complex="bold"/>
    </style:style>
    <style:style style:name="T2" style:family="text">
      <style:text-properties fo:color="#061922" style:text-line-through-style="none" fo:font-family="Verdana" fo:font-size="14pt" fo:letter-spacing="normal" fo:font-style="normal" style:text-underline-style="none" fo:font-weight="norm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color="#ff0000" fo:font-size="12pt" style:font-size-asian="12pt" style:font-size-complex="12pt"/>
    </style:style>
    <style:style style:name="T5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Client Agent, TAF, LAF – current state</text:span></text:p>
          </draw:text-box>
        </draw:frame>
        <draw:frame draw:name="Content Placeholder 8" presentation:style-name="pr2" draw:text-style-name="P2" draw:layer="layout" svg:width="23.495cm" svg:height="12.602cm" svg:x="1.27cm" svg:y="3.81cm" presentation:class="outline" presentation:user-transformed="true">
          <draw:text-box>
            <text:list text:style-name="L2">
              <text:list-item>
                <text:p text:style-name="P3"><text:span text:style-name="T2">Currently we have effectively four agents, and three servers:</text:span></text:p>
              </text:list-item>
            </text:list>
          </draw:text-box>
        </draw:frame>
        <draw:custom-shape draw:style-name="gr1" draw:text-style-name="P4" xml:id="id2" draw:id="id2" draw:layer="layout" svg:width="3.175cm" svg:height="1.905cm" svg:x="2.54cm" svg:y="10.795cm">
          <text:p text:style-name="P4">WC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xml:id="id3" draw:id="id3" draw:layer="layout" svg:width="3.175cm" svg:height="1.905cm" svg:x="3.81cm" svg:y="13.335cm">
          <text:p text:style-name="P4">LC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xml:id="id1" draw:id="id1" draw:layer="layout" svg:width="4.445cm" svg:height="1.905cm" svg:x="6.985cm" svg:y="6.35cm">
          <text:p text:style-name="P4">CCM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4" draw:layer="layout" draw:type="curve" svg:x1="6.985cm" svg:y1="7.302cm" svg:x2="2.54cm" svg:y2="11.747cm" draw:start-shape="id1" draw:end-shape="id2" draw:end-glue-point="3" svg:d="m6985 7302c-7420 0-5198 4445-4445 4445">
          <text:p/>
        </draw:connector>
        <draw:connector draw:style-name="gr2" draw:text-style-name="P5" draw:layer="layout" draw:type="curve" svg:x1="9.207cm" svg:y1="8.255cm" svg:x2="6.985cm" svg:y2="14.287cm" draw:start-shape="id1" draw:end-shape="id3" draw:end-glue-point="1" svg:d="m9207 8255c0 4022-740 6032-2222 6032">
          <text:p/>
        </draw:connector>
        <draw:frame draw:style-name="gr3" draw:text-style-name="P6" draw:layer="layout" svg:width="2.966cm" svg:height="1.267cm" svg:x="2.54cm" svg:y="9.525cm">
          <draw:text-box>
            <text:p><text:span text:style-name="T3">Windows</text:span></text:p>
            <text:p><text:span text:style-name="T3">Client Agent</text:span></text:p>
          </draw:text-box>
        </draw:frame>
        <draw:frame draw:style-name="gr3" draw:text-style-name="P6" draw:layer="layout" svg:width="2.966cm" svg:height="1.267cm" svg:x="3.81cm" svg:y="15.243cm">
          <draw:text-box>
            <text:p><text:span text:style-name="T3">Linux</text:span></text:p>
            <text:p><text:span text:style-name="T3">Client Agent</text:span></text:p>
          </draw:text-box>
        </draw:frame>
        <draw:custom-shape draw:style-name="gr1" draw:text-style-name="P4" xml:id="id4" draw:id="id4" draw:layer="layout" svg:width="3.175cm" svg:height="1.905cm" svg:x="13.335cm" svg:y="6.35cm">
          <text:p text:style-name="P4">TA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0cm" svg:y1="8.89cm" svg:x2="25.4cm" svg:y2="8.89cm">
          <text:p/>
        </draw:line>
        <draw:frame draw:style-name="gr5" draw:text-style-name="P6" draw:layer="layout" svg:width="2.835cm" svg:height="0.759cm" svg:x="11.135cm" svg:y="5.08cm">
          <draw:text-box>
            <text:p><text:span text:style-name="T3">Server-side</text:span></text:p>
          </draw:text-box>
        </draw:frame>
        <draw:frame draw:style-name="gr6" draw:layer="layout" svg:width="2.661cm" svg:height="0.76cm" svg:x="11.309cm" svg:y="9.4cm">
          <draw:text-box>
            <text:p><text:span text:style-name="T3">Client-side</text:span></text:p>
          </draw:text-box>
        </draw:frame>
        <draw:custom-shape draw:style-name="gr7" draw:text-style-name="P4" xml:id="id5" draw:id="id5" draw:layer="layout" svg:width="2.54cm" svg:height="1.905cm" svg:x="14.605cm" svg:y="11.43cm">
          <text:p text:style-name="P4">TA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draw:type="curve" svg:x1="14.922cm" svg:y1="8.255cm" svg:x2="15.875cm" svg:y2="11.43cm" draw:start-shape="id4" draw:end-shape="id5" draw:end-glue-point="0" svg:d="m14922 8255c0 2380 953 793 953 3175">
          <text:p/>
        </draw:connector>
        <draw:custom-shape draw:style-name="gr7" draw:text-style-name="P4" xml:id="id6" draw:id="id6" draw:layer="layout" svg:width="3.81cm" svg:height="1.905cm" svg:x="18.415cm" svg:y="6.35cm">
          <text:p text:style-name="P4">NMS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7" draw:id="id7" draw:layer="layout" svg:width="2.54cm" svg:height="1.905cm" svg:x="20.32cm" svg:y="11.43cm">
          <text:p text:style-name="P4">LA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2.365cm" svg:height="1.267cm" svg:x="14.78cm" svg:y="13.97cm">
          <draw:text-box>
            <text:p><text:span text:style-name="T3">Windows</text:span></text:p>
            <text:p><text:span text:style-name="T3">TAF</text:span></text:p>
          </draw:text-box>
        </draw:frame>
        <draw:frame draw:style-name="gr5" draw:text-style-name="P6" draw:layer="layout" svg:width="1.59cm" svg:height="1.267cm" svg:x="20.955cm" svg:y="13.97cm">
          <draw:text-box draw:corner-radius="0.635cm">
            <text:p><text:span text:style-name="T3">Linux</text:span></text:p>
            <text:p><text:span text:style-name="T3">LAF</text:span></text:p>
          </draw:text-box>
        </draw:frame>
        <draw:connector draw:style-name="gr8" draw:text-style-name="P4" draw:layer="layout" draw:type="curve" svg:x1="20.32cm" svg:y1="8.255cm" svg:x2="21.59cm" svg:y2="11.43cm" draw:start-shape="id6" draw:end-shape="id7" draw:end-glue-point="0" svg:d="m20320 8255c0 2380 1270 793 1270 3175">
          <text:p/>
        </draw:connector>
        <draw:frame draw:style-name="gr9" draw:text-style-name="P7" draw:layer="layout" svg:width="1.209cm" svg:height="1.032cm" svg:x="7.334cm" svg:y="8.89cm">
          <draw:text-box>
            <text:p text:style-name="P7"><text:span text:style-name="T4">Pull</text:span></text:p>
          </draw:text-box>
        </draw:frame>
        <draw:frame draw:style-name="gr10" draw:text-style-name="P7" draw:layer="layout" svg:width="1.209cm" svg:height="0.725cm" svg:x="21.59cm" svg:y="8.89cm">
          <draw:text-box>
            <text:p text:style-name="P7"><text:span text:style-name="T4">Pull</text:span></text:p>
          </draw:text-box>
        </draw:frame>
        <draw:frame draw:style-name="gr5" draw:text-style-name="P7" draw:layer="layout" svg:width="1.471cm" svg:height="0.725cm" svg:x="15.875cm" svg:y="8.89cm">
          <draw:text-box>
            <text:p><text:span text:style-name="T4">Push</text:span></text:p>
          </draw:text-box>
        </draw:frame>
        <presentation:notes draw:style-name="dp2">
          <office:forms form:automatic-focus="false" form:apply-design-mode="false"/>
          <draw:page-thumbnail draw:style-name="gr11" draw:layer="layout" svg:width="13.968cm" svg:height="10.476cm" svg:x="3.81cm" svg:y="2.123cm" draw:page-number="1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1T11">
        <office:forms form:automatic-focus="false" form:apply-design-mode="false"/>
        <draw:custom-shape draw:style-name="gr12" draw:text-style-name="P9" draw:layer="layout" svg:width="10.795cm" svg:height="10.16cm" svg:x="12.7cm" svg:y="5.08cm">
          <text:p text:style-name="P4"><text:span text:style-name="T5">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Client Agent, TAF, LAF – Reddy's plan</text:span></text:p>
          </draw:text-box>
        </draw:frame>
        <draw:frame draw:name="Content Placeholder 8" presentation:style-name="pr2" draw:text-style-name="P2" draw:layer="layout" svg:width="23.495cm" svg:height="12.602cm" svg:x="1.27cm" svg:y="3.81cm" presentation:class="outline" presentation:user-transformed="true">
          <draw:text-box>
            <text:list text:style-name="L2">
              <text:list-item>
                <text:p text:style-name="P3"><text:span text:style-name="T2">This was the decision from three weeks ago (Reddy's plan):</text:span></text:p>
              </text:list-item>
            </text:list>
          </draw:text-box>
        </draw:frame>
        <draw:custom-shape draw:style-name="gr1" draw:text-style-name="P10" xml:id="id8" draw:id="id8" draw:layer="layout" svg:width="4.445cm" svg:height="1.905cm" svg:x="6.985cm" svg:y="6.35cm">
          <text:p text:style-name="P10">CCM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5" draw:layer="layout" draw:type="curve" svg:x1="9.207cm" svg:y1="8.255cm" svg:x2="4.762cm" svg:y2="12.065cm" draw:start-shape="id8" draw:end-shape="id9" svg:d="m9207 8255c0 2857-4445 953-4445 3810">
          <text:p/>
        </draw:connector>
        <draw:custom-shape draw:style-name="gr1" draw:text-style-name="P10" xml:id="id10" draw:id="id10" draw:layer="layout" svg:width="3.175cm" svg:height="1.905cm" svg:x="13.335cm" svg:y="6.35cm">
          <text:p text:style-name="P10">TA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0cm" svg:y1="8.89cm" svg:x2="25.4cm" svg:y2="8.89cm">
          <text:p/>
        </draw:line>
        <draw:frame draw:style-name="gr5" draw:text-style-name="P6" draw:layer="layout" svg:width="2.835cm" svg:height="0.759cm" svg:x="11.135cm" svg:y="5.08cm">
          <draw:text-box>
            <text:p text:style-name="P11"><text:span text:style-name="T3">Server-side</text:span></text:p>
          </draw:text-box>
        </draw:frame>
        <draw:frame draw:style-name="gr6" draw:text-style-name="P12" draw:layer="layout" svg:width="2.661cm" svg:height="0.76cm" svg:x="11.309cm" svg:y="9.4cm">
          <draw:text-box>
            <text:p text:style-name="P12"><text:span text:style-name="T3">Client-side</text:span></text:p>
          </draw:text-box>
        </draw:frame>
        <draw:custom-shape draw:style-name="gr7" draw:text-style-name="P10" xml:id="id11" draw:id="id11" draw:layer="layout" svg:width="2.54cm" svg:height="1.905cm" svg:x="14.605cm" svg:y="11.43cm">
          <text:p text:style-name="P10">TA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draw:type="curve" svg:x1="14.922cm" svg:y1="8.255cm" svg:x2="15.875cm" svg:y2="11.43cm" draw:start-shape="id10" draw:end-shape="id11" draw:end-glue-point="0" svg:d="m14922 8255c0 2380 953 793 953 3175">
          <text:p/>
        </draw:connector>
        <draw:custom-shape draw:style-name="gr7" draw:text-style-name="P10" xml:id="id12" draw:id="id12" draw:layer="layout" svg:width="3.81cm" svg:height="1.905cm" svg:x="18.415cm" svg:y="6.35cm">
          <text:p text:style-name="P10">NMS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0" xml:id="id13" draw:id="id13" draw:layer="layout" svg:width="2.54cm" svg:height="1.905cm" svg:x="20.32cm" svg:y="11.43cm">
          <text:p text:style-name="P10">LA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2.365cm" svg:height="1.267cm" svg:x="14.78cm" svg:y="13.97cm">
          <draw:text-box>
            <text:p text:style-name="P11"><text:span text:style-name="T3">Windows</text:span></text:p>
            <text:p text:style-name="P11"><text:span text:style-name="T3">TAF</text:span></text:p>
          </draw:text-box>
        </draw:frame>
        <draw:frame draw:style-name="gr5" draw:text-style-name="P6" draw:layer="layout" svg:width="1.59cm" svg:height="1.267cm" svg:x="20.955cm" svg:y="13.97cm">
          <draw:text-box draw:corner-radius="0.635cm">
            <text:p text:style-name="P11"><text:span text:style-name="T3">Linux</text:span></text:p>
            <text:p text:style-name="P11"><text:span text:style-name="T3">LAF</text:span></text:p>
          </draw:text-box>
        </draw:frame>
        <draw:connector draw:style-name="gr8" draw:text-style-name="P4" draw:layer="layout" draw:type="curve" svg:x1="20.32cm" svg:y1="8.255cm" svg:x2="21.59cm" svg:y2="11.43cm" draw:start-shape="id12" draw:end-shape="id13" draw:end-glue-point="0" svg:d="m20320 8255c0 2380 1270 793 1270 3175">
          <text:p/>
        </draw:connector>
        <draw:frame draw:style-name="gr9" draw:text-style-name="P7" draw:layer="layout" svg:width="1.209cm" svg:height="1.032cm" svg:x="7.334cm" svg:y="8.89cm">
          <draw:text-box>
            <text:p text:style-name="P7"><text:span text:style-name="T4">Pull</text:span></text:p>
          </draw:text-box>
        </draw:frame>
        <draw:frame draw:style-name="gr10" draw:text-style-name="P7" draw:layer="layout" svg:width="1.209cm" svg:height="0.725cm" svg:x="21.59cm" svg:y="8.89cm">
          <draw:text-box>
            <text:p text:style-name="P7"><text:span text:style-name="T4">Pull</text:span></text:p>
          </draw:text-box>
        </draw:frame>
        <draw:frame draw:style-name="gr5" draw:text-style-name="P7" draw:layer="layout" svg:width="1.471cm" svg:height="0.725cm" svg:x="15.875cm" svg:y="8.89cm">
          <draw:text-box>
            <text:p text:style-name="P13"><text:span text:style-name="T4">Push</text:span></text:p>
          </draw:text-box>
        </draw:frame>
        <draw:custom-shape draw:style-name="gr7" draw:text-style-name="P4" xml:id="id9" draw:id="id9" draw:layer="layout" svg:width="3.175cm" svg:height="1.905cm" svg:x="3.175cm" svg:y="12.065cm">
          <text:p text:style-name="P4">UC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2.966cm" svg:height="1.267cm" svg:x="3.175cm" svg:y="14.605cm">
          <draw:text-box>
            <text:p><text:span text:style-name="T3">Unified</text:span></text:p>
            <text:p><text:span text:style-name="T3">Client Agent</text:span></text:p>
          </draw:text-box>
        </draw:frame>
        <presentation:notes draw:style-name="dp2">
          <office:forms form:automatic-focus="false" form:apply-design-mode="false"/>
          <draw:page-thumbnail draw:style-name="gr11" draw:layer="layout" svg:width="13.968cm" svg:height="10.476cm" svg:x="3.81cm" svg:y="2.123cm" draw:page-number="2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Client Agent unification, and TAF 2.0</text:span></text:p>
          </draw:text-box>
        </draw:frame>
        <draw:frame draw:name="Content Placeholder 8" presentation:style-name="pr2" draw:text-style-name="P2" draw:layer="layout" svg:width="23.495cm" svg:height="12.602cm" svg:x="1.27cm" svg:y="3.81cm" presentation:class="outline" presentation:user-transformed="true">
          <draw:text-box>
            <text:list text:style-name="L2">
              <text:list-item>
                <text:p text:style-name="P3"><text:span text:style-name="T2">Combining Reddy's plan with a “thin client” TAF 2.0 design:</text:span></text:p>
              </text:list-item>
            </text:list>
          </draw:text-box>
        </draw:frame>
        <draw:custom-shape draw:style-name="gr1" draw:text-style-name="P10" xml:id="id14" draw:id="id14" draw:layer="layout" svg:width="4.445cm" svg:height="1.905cm" svg:x="10.16cm" svg:y="6.35cm">
          <text:p text:style-name="P10">CCM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5" draw:layer="layout" draw:type="curve" svg:x1="10.16cm" svg:y1="7.302cm" svg:x2="6.35cm" svg:y2="13.017cm" draw:start-shape="id14" draw:end-shape="id15" svg:d="m10160 7302c-2857 0-953 5715-3810 5715">
          <text:p/>
        </draw:connector>
        <draw:line draw:style-name="gr4" draw:text-style-name="P4" draw:layer="layout" svg:x1="0cm" svg:y1="8.89cm" svg:x2="25.4cm" svg:y2="8.89cm">
          <text:p/>
        </draw:line>
        <draw:frame draw:style-name="gr5" draw:text-style-name="P6" draw:layer="layout" svg:width="2.835cm" svg:height="0.759cm" svg:x="11.135cm" svg:y="5.08cm">
          <draw:text-box>
            <text:p text:style-name="P11"><text:span text:style-name="T3">Server-side</text:span></text:p>
          </draw:text-box>
        </draw:frame>
        <draw:frame draw:style-name="gr6" draw:text-style-name="P12" draw:layer="layout" svg:width="2.661cm" svg:height="0.76cm" svg:x="11.309cm" svg:y="9.4cm">
          <draw:text-box>
            <text:p text:style-name="P12"><text:span text:style-name="T3">Client-side</text:span></text:p>
          </draw:text-box>
        </draw:frame>
        <draw:custom-shape draw:style-name="gr7" draw:text-style-name="P10" xml:id="id16" draw:id="id16" draw:layer="layout" svg:width="3.175cm" svg:height="1.905cm" svg:x="18.415cm" svg:y="12.065cm">
          <text:p text:style-name="P10">TAF 2.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draw:type="curve" svg:x1="14.605cm" svg:y1="7.302cm" svg:x2="18.415cm" svg:y2="13.017cm" draw:start-shape="id14" draw:start-glue-point="1" draw:end-shape="id16" draw:end-glue-point="3" svg:d="m14605 7302c2857 0 953 5715 3810 5715">
          <text:p/>
        </draw:connector>
        <draw:frame draw:style-name="gr5" draw:text-style-name="P6" draw:layer="layout" svg:width="3.639cm" svg:height="0.759cm" svg:x="17.951cm" svg:y="10.795cm">
          <draw:text-box>
            <text:p text:style-name="P11"><text:span text:style-name="T3">Unified TAF 2.0</text:span></text:p>
          </draw:text-box>
        </draw:frame>
        <draw:frame draw:style-name="gr9" draw:text-style-name="P7" draw:layer="layout" svg:width="1.209cm" svg:height="1.032cm" svg:x="7.334cm" svg:y="8.89cm">
          <draw:text-box>
            <text:p text:style-name="P7"><text:span text:style-name="T4">Pull</text:span></text:p>
          </draw:text-box>
        </draw:frame>
        <draw:frame draw:style-name="gr5" draw:text-style-name="P7" draw:layer="layout" svg:width="1.471cm" svg:height="0.725cm" svg:x="15.875cm" svg:y="8.89cm">
          <draw:text-box>
            <text:p text:style-name="P13"><text:span text:style-name="T4">Push</text:span></text:p>
          </draw:text-box>
        </draw:frame>
        <draw:custom-shape draw:style-name="gr7" draw:text-style-name="P10" xml:id="id15" draw:id="id15" draw:layer="layout" svg:width="3.175cm" svg:height="1.905cm" svg:x="3.175cm" svg:y="12.065cm">
          <text:p text:style-name="P10">UC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2.966cm" svg:height="1.267cm" svg:x="3.175cm" svg:y="14.605cm">
          <draw:text-box>
            <text:p text:style-name="P11"><text:span text:style-name="T3">Unified</text:span></text:p>
            <text:p text:style-name="P11"><text:span text:style-name="T3">Client Agent</text:span></text:p>
          </draw:text-box>
        </draw:frame>
        <draw:frame draw:style-name="gr5" draw:text-style-name="P6" draw:layer="layout" svg:width="6.825cm" svg:height="1.775cm" svg:x="17.305cm" svg:y="14.605cm">
          <draw:text-box>
            <text:list text:style-name="L1">
              <text:list-item>
                <text:p><text:span text:style-name="T3">Shared API with UCA</text:span></text:p>
              </text:list-item>
              <text:list-item>
                <text:p><text:span text:style-name="T3">Thin client</text:span></text:p>
              </text:list-item>
              <text:list-item>
                <text:p><text:span text:style-name="T3">“</text:span><text:span text:style-name="T3">Scriptlets” offloaded to CCM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1" draw:layer="layout" svg:width="13.968cm" svg:height="10.476cm" svg:x="3.81cm" svg:y="2.123cm" draw:page-number="3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Ultra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203cm" draw:shadow-offset-y="0.203cm" draw:shadow-color="#00000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61922" style:text-outline="false" style:text-line-through-style="none" fo:font-family="Verdana" fo:font-size="20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0pt" style:language-asian="en" style:country-asian="US" style:font-style-asian="normal" style:font-weight-asian="normal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0.917cm" fo:text-align="start" style:punctuation-wrap="hanging"/>
      <style:text-properties fo:color="#061922" style:text-outline="false" style:text-line-through-style="none" fo:font-family="Verdana" fo:font-size="18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61922" style:text-outline="false" style:text-line-through-style="none" fo:font-family="Verdana" fo:font-size="20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0pt" style:language-asian="en" style:country-asian="US" style:font-style-asian="normal" style:font-weight-asian="normal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0.917cm" fo:text-align="start" style:punctuation-wrap="hanging"/>
      <style:text-properties fo:color="#061922" style:text-outline="false" style:text-line-through-style="none" fo:font-family="Verdana" fo:font-size="18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61922" style:text-outline="false" style:text-line-through-style="none" fo:font-family="Verdana" fo:font-size="20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0pt" style:language-asian="en" style:country-asian="US" style:font-style-asian="normal" style:font-weight-asian="normal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0.917cm" fo:text-align="start" style:punctuation-wrap="hanging"/>
      <style:text-properties fo:color="#061922" style:text-outline="false" style:text-line-through-style="none" fo:font-family="Verdana" fo:font-size="18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background" style:display-name="Default 3-background" style:family="presentation">
      <style:graphic-properties draw:stroke="none" draw:fill="gradient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61922" style:text-outline="false" style:text-line-through-style="none" fo:font-family="Verdana" fo:font-size="20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0pt" style:language-asian="en" style:country-asian="US" style:font-style-asian="normal" style:font-weight-asian="normal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outline2" style:display-name="Default 3-outline2" style:family="presentation" style:parent-style-name="Default_20_3-outline1">
      <style:paragraph-properties fo:margin-top="0cm" fo:margin-bottom="0.4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3-outline3" style:display-name="Default 3-outline3" style:family="presentation" style:parent-style-name="Default_20_3-outline2">
      <style:paragraph-properties fo:margin-top="0cm" fo:margin-bottom="0.3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3-outline4" style:display-name="Default 3-outline4" style:family="presentation" style:parent-style-name="Default_20_3-outline3">
      <style:paragraph-properties fo:margin-top="0cm" fo:margin-bottom="0.2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0.917cm" fo:text-align="start" style:punctuation-wrap="hanging"/>
      <style:text-properties fo:color="#061922" style:text-outline="false" style:text-line-through-style="none" fo:font-family="Verdana" fo:font-size="18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gradien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141cm" draw:stroke-linejoin="miter" draw:fill="none" draw:textarea-vertical-align="top" draw:auto-grow-height="tru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.026cm" draw:stroke-linejoin="miter" draw:fill="none" draw:textarea-vertical-align="top" draw:auto-grow-height="true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draw:fill="none" draw:textarea-vertical-align="top" draw:auto-grow-height="true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svg:stroke-width="0.026cm" draw:stroke-linejoin="miter" draw:fill="none" draw:textarea-vertical-align="middle" draw:auto-grow-height="true" fo:min-height="3.181cm" fo:padding-top="0cm" fo:padding-bottom="0cm" fo:padding-left="0cm" fo:padding-right="0cm" fo:wrap-option="no-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title">
      <style:graphic-properties draw:stroke="none" svg:stroke-width="0.026cm" draw:stroke-linejoin="miter" draw:fill="none" draw:textarea-vertical-align="top" draw:auto-grow-height="false" draw:fit-to-size="shrink-to-fit" fo:min-height="3.181cm" fo:padding-top="0cm" fo:padding-bottom="0cm" fo:padding-left="0cm" fo:padding-right="0cm" fo:wrap-option="wrap"/>
    </style:style>
    <style:style style:name="Mpr5" style:family="presentation" style:parent-style-name="Default_20_1-outline1">
      <style:graphic-properties draw:stroke="none" svg:stroke-width="0.026cm" draw:stroke-linejoin="miter" draw:fill="none" draw:textarea-vertical-align="top" draw:auto-grow-height="false" draw:fit-to-size="shrink-to-fit" fo:min-height="12.573cm" fo:padding-top="0cm" fo:padding-bottom="0cm" fo:padding-left="0cm" fo:padding-right="0cm" fo:wrap-option="wrap"/>
    </style:style>
    <style:style style:name="Mpr6" style:family="presentation" style:parent-style-name="Default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Default_20_2-title">
      <style:graphic-properties draw:stroke="none" svg:stroke-width="0.026cm" draw:stroke-linejoin="miter" draw:fill="none" draw:textarea-vertical-align="top" draw:auto-grow-height="false" draw:fit-to-size="shrink-to-fit" fo:min-height="3.181cm" fo:padding-top="0cm" fo:padding-bottom="0cm" fo:padding-left="0cm" fo:padding-right="0cm" fo:wrap-option="wrap"/>
    </style:style>
    <style:style style:name="Mpr10" style:family="presentation" style:parent-style-name="Default_20_2-outline1">
      <style:graphic-properties draw:stroke="none" svg:stroke-width="0.026cm" draw:stroke-linejoin="miter" draw:fill="none" draw:textarea-vertical-align="top" draw:auto-grow-height="false" draw:fit-to-size="shrink-to-fit" fo:min-height="12.573cm" fo:padding-top="0cm" fo:padding-bottom="0cm" fo:padding-left="0cm" fo:padding-right="0cm" fo:wrap-option="wrap"/>
    </style:style>
    <style:style style:name="Mpr11" style:family="presentation" style:parent-style-name="Default_20_2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2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13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Default_20_3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Mpr15" style:family="presentation" style:parent-style-name="Default_20_3-backgroundobjects">
      <style:graphic-properties draw:stroke="none" draw:fill="none" draw:fill-color="#ffffff" draw:auto-grow-height="false" fo:min-height="1.27cm"/>
    </style:style>
    <style:style style:name="Mpr16" style:family="presentation" style:parent-style-name="Default_20_3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left="0cm" fo:margin-right="0cm" fo:margin-top="0.317cm" fo:margin-bottom="0cm" fo:text-align="start" fo:text-indent="0cm" style:punctuation-wrap="simple"/>
      <style:text-properties fo:hyphenate="fals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7" style:family="paragraph">
      <style:paragraph-properties fo:margin-left="0cm" fo:margin-right="0cm" fo:margin-top="0cm" fo:margin-bottom="0cm" fo:text-align="end" fo:text-indent="0cm" style:punctuation-wrap="hanging"/>
      <style:text-properties fo:hyphenate="false"/>
    </style:style>
    <style:style style:name="MP8" style:family="paragraph">
      <style:paragraph-properties fo:margin-left="0cm" fo:margin-right="0cm" fo:margin-top="0cm" fo:margin-bottom="0.423cm" style:line-height-at-least="0.917cm" fo:text-align="start" fo:text-indent="0cm" style:punctuation-wrap="hanging"/>
    </style:style>
    <style:style style:name="MP9" style:family="paragraph">
      <style:paragraph-properties fo:margin-top="0cm" fo:margin-bottom="0cm" style:line-height-at-least="0.917cm" fo:text-align="start" style:punctuation-wrap="hanging"/>
    </style:style>
    <style:style style:name="MP10" style:family="paragraph">
      <style:paragraph-properties fo:text-align="start"/>
    </style:style>
    <style:style style:name="MP11" style:family="paragraph">
      <style:paragraph-properties fo:margin-left="1.27cm" fo:margin-right="0cm" fo:text-indent="0cm"/>
    </style:style>
    <style:style style:name="MP12" style:family="paragraph">
      <style:paragraph-properties fo:margin-left="2.54cm" fo:margin-right="0cm" fo:text-indent="0cm"/>
    </style:style>
    <style:style style:name="MP13" style:family="paragraph">
      <style:paragraph-properties fo:margin-left="3.81cm" fo:margin-right="0cm" fo:text-indent="0cm"/>
    </style:style>
    <style:style style:name="MP14" style:family="paragraph">
      <style:paragraph-properties fo:margin-left="5.08cm" fo:margin-right="0cm" fo:text-indent="0cm"/>
    </style:style>
    <style:style style:name="MP15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16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Verdana" style:font-family-generic="swiss" fo:font-size="8pt" fo:letter-spacing="normal" fo:font-style="normal" style:text-underline-style="none" fo:font-weight="normal" style:font-size-asian="8pt" style:font-style-asian="normal" style:font-weight-asian="normal" style:font-family-complex="Arial" style:font-size-complex="8pt" style:font-style-complex="normal" style:font-weight-complex="normal"/>
    </style:style>
    <style:style style:name="MT3" style:family="text">
      <style:text-properties fo:color="#ffffff" style:text-line-through-style="none" fo:font-family="Verdana" fo:font-size="9pt" fo:letter-spacing="normal" fo:font-style="normal" style:text-underline-style="none" fo:font-weight="normal" style:font-size-asian="9pt" style:font-style-asian="normal" style:font-weight-asian="normal" style:font-family-complex="Arial" style:font-size-complex="9pt" style:font-style-complex="normal" style:font-weight-complex="normal"/>
    </style:style>
    <style:style style:name="MT4" style:family="text">
      <style:text-properties fo:color="#939598" style:text-line-through-style="none" fo:font-family="Verdana" style:font-family-generic="swiss" fo:font-size="8pt" fo:letter-spacing="normal" fo:font-style="normal" style:text-underline-style="none" fo:font-weight="normal" style:font-size-asian="8pt" style:font-style-asian="normal" style:font-weight-asian="normal" style:font-family-complex="Arial" style:font-size-complex="8pt" style:font-style-complex="normal" style:font-weight-complex="normal"/>
    </style:style>
    <style:style style:name="MT5" style:family="text">
      <style:text-properties fo:color="#ffffff" style:text-line-through-style="none" fo:font-family="Verdana" fo:font-size="20pt" fo:letter-spacing="normal" fo:font-style="normal" style:text-underline-style="none" fo:font-weight="normal" style:font-family-asian="'ＭＳ Ｐゴシック'" style:font-pitch-asian="fixed" style:font-size-asian="20pt" style:font-style-asian="normal" style:font-weight-asian="normal" style:font-family-complex="Verdana" style:font-size-complex="20pt" style:font-style-complex="normal" style:font-weight-complex="normal"/>
    </style:style>
    <style:style style:name="MT6" style:family="text">
      <style:text-properties fo:color="#0071c5" style:text-line-through-style="none" fo:font-family="Verdana" fo:font-size="26pt" fo:letter-spacing="normal" fo:font-style="normal" style:text-underline-style="none" fo:font-weight="bold" style:font-family-asian="'ＭＳ Ｐゴシック'" style:font-pitch-asian="fixed" style:font-size-asian="26pt" style:font-style-asian="normal" style:font-weight-asian="bold" style:font-family-complex="Verdana" style:font-size-complex="26pt" style:font-style-complex="normal" style:font-weight-complex="bold"/>
    </style:style>
    <style:style style:name="MT7" style:family="text">
      <style:text-properties fo:color="#061922" style:text-line-through-style="none" fo:font-family="Verdana" fo:font-size="18pt" fo:letter-spacing="normal" fo:font-style="normal" style:text-underline-style="none" fo:font-weight="norm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MT8" style:family="text">
      <style:text-properties fo:color="#ffffff" style:text-line-through-style="none" fo:font-family="Verdana" style:font-family-generic="swiss" fo:font-size="8pt" fo:letter-spacing="normal" fo:font-style="normal" style:text-underline-style="none" fo:font-weight="normal" style:font-family-asian="Verdana" style:font-pitch-asian="fixed" style:font-size-asian="8pt" style:font-style-asian="normal" style:font-weight-asian="normal" style:font-family-complex="Verdana" style:font-family-generic-complex="swiss" style:font-size-complex="8pt" style:font-style-complex="normal" style:font-weight-complex="normal"/>
    </style:style>
    <style:style style:name="MT9" style:family="text">
      <style:text-properties fo:color="#ffffff" style:text-line-through-style="none" fo:font-family="Verdana" fo:font-size="38pt" fo:letter-spacing="normal" fo:font-style="normal" style:text-underline-style="none" fo:font-weight="normal" style:font-family-asian="'ＭＳ Ｐゴシック'" style:font-pitch-asian="fixed" style:font-size-asian="38pt" style:font-style-asian="normal" style:font-weight-asian="normal" style:font-family-complex="Verdana" style:font-size-complex="38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Picture 4" draw:style-name="Mgr3" draw:text-style-name="MP3" draw:layer="backgroundobjects" svg:width="25.399cm" svg:height="1.375cm" svg:x="0cm" svg:y="17.674cm">
        <draw:image xlink:href="Pictures/10000000000005DC000000514BD311AC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46cm" svg:y="18.455cm">
        <text:p text:style-name="MP4"><text:span text:style-name="MT2">INTEL CONFIDENTIAL</text:span></text:p>
        <draw:enhanced-geometry svg:viewBox="0 0 21600 21600" draw:type="rectangle" draw:enhanced-path="M 0 0 L 21600 0 21600 21600 0 21600 0 0 Z N"/>
      </draw:custom-shape>
      <draw:custom-shape draw:name="TextBox 7" draw:style-name="Mgr5" draw:text-style-name="MP5" draw:layer="backgroundobjects" svg:width="2.068cm" svg:height="0.59cm" svg:x="-0.534cm" svg:y="18.322cm">
        <text:p text:style-name="MP6"><text:span text:style-name="MT2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draw:custom-shape draw:name="TextBox 10" draw:style-name="Mgr6" draw:text-style-name="MP5" draw:layer="backgroundobjects" svg:width="5.457cm" svg:height="0.632cm" svg:x="17.114cm" svg:y="18.043cm">
        <text:p text:style-name="MP7"><text:span text:style-name="MT3">Enterprise Integration Lab </text:span></text:p>
        <draw:enhanced-geometry svg:viewBox="0 0 21600 21600" draw:type="rectangle" draw:enhanced-path="M 0 0 L 21600 0 21600 21600 0 21600 0 0 Z N"/>
      </draw:custom-shape>
      <draw:frame draw:name="Picture 8" draw:style-name="Mgr3" draw:text-style-name="MP3" draw:layer="backgroundobjects" svg:width="22.969cm" svg:height="10.618cm" svg:x="0cm" svg:y="4.639cm">
        <draw:image xlink:href="Pictures/1000020100000A99000004E69F0A4AA6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251cm" svg:y="18.455cm">
        <text:p text:style-name="MP4"><text:span text:style-name="MT4">INTEL CONFIDENTIAL, FOR INTERNAL USE ONLY</text:span></text:p>
        <draw:enhanced-geometry svg:viewBox="0 0 21600 21600" draw:type="rectangle" draw:enhanced-path="M 0 0 L 21600 0 21600 21600 0 21600 0 0 Z N"/>
      </draw:custom-shape>
      <draw:frame draw:name="Picture 10" draw:style-name="Mgr3" draw:text-style-name="MP3" draw:layer="backgroundobjects" svg:width="2.402cm" svg:height="1.582cm" svg:x="22.15cm" svg:y="0.838cm">
        <draw:image xlink:href="Pictures/10000201000000D000000089D5C5D79C.png" xlink:type="simple" xlink:show="embed" xlink:actuate="onLoad">
          <text:p/>
        </draw:image>
      </draw:frame>
      <draw:frame draw:name="Rectangle 3" presentation:style-name="Mpr1" draw:text-style-name="MP5" draw:layer="backgroundobjects" svg:width="18.846cm" svg:height="3.181cm" svg:x="1.27cm" svg:y="6.513cm" presentation:class="title" presentation:user-transformed="true">
        <draw:text-box>
          <text:p text:style-name="MP8"><text:span text:style-name="MT5">Click to edit the title text formatClick to edit Master title style</text:span></text:p>
        </draw:text-box>
      </draw:frame>
      <draw:frame presentation:style-name="Default-outline1" draw:layer="backgroundobjects" svg:width="22.859cm" svg:height="12.573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Picture 4" draw:style-name="Mgr3" draw:text-style-name="MP3" draw:layer="backgroundobjects" svg:width="25.399cm" svg:height="1.375cm" svg:x="0cm" svg:y="17.674cm">
        <draw:image xlink:href="Pictures/10000000000005DC000000514BD311AC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46cm" svg:y="18.455cm">
        <text:p text:style-name="MP4"><text:span text:style-name="MT2">INTEL CONFIDENTIAL</text:span></text:p>
        <draw:enhanced-geometry svg:viewBox="0 0 21600 21600" draw:type="rectangle" draw:enhanced-path="M 0 0 L 21600 0 21600 21600 0 21600 0 0 Z N"/>
      </draw:custom-shape>
      <draw:custom-shape draw:name="TextBox 7" draw:style-name="Mgr5" draw:text-style-name="MP5" draw:layer="backgroundobjects" svg:width="2.068cm" svg:height="0.59cm" svg:x="-0.534cm" svg:y="18.322cm">
        <text:p text:style-name="MP6"><text:span text:style-name="MT2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draw:custom-shape draw:name="TextBox 10" draw:style-name="Mgr6" draw:text-style-name="MP5" draw:layer="backgroundobjects" svg:width="5.457cm" svg:height="0.632cm" svg:x="17.114cm" svg:y="18.043cm">
        <text:p text:style-name="MP7"><text:span text:style-name="MT3">Enterprise Integration Lab </text:span></text:p>
        <draw:enhanced-geometry svg:viewBox="0 0 21600 21600" draw:type="rectangle" draw:enhanced-path="M 0 0 L 21600 0 21600 21600 0 21600 0 0 Z N"/>
      </draw:custom-shape>
      <draw:frame draw:name="Title 1" presentation:style-name="Mpr4" draw:text-style-name="MP5" draw:layer="backgroundobjects" svg:width="22.859cm" svg:height="2.468cm" svg:x="1.261cm" svg:y="1.138cm" presentation:class="title" presentation:user-transformed="true">
        <draw:text-box>
          <text:p text:style-name="MP9"><text:span text:style-name="MT6">Click to edit the title text formatClick to edit Master title style</text:span></text:p>
        </draw:text-box>
      </draw:frame>
      <draw:frame draw:name="Content Placeholder 2" presentation:style-name="Mpr5" draw:text-style-name="MP5" draw:layer="backgroundobjects" svg:width="22.855cm" svg:height="12.602cm" svg:x="1.266cm" svg:y="3.832cm" presentation:class="outline" presentation:user-transformed="true">
        <draw:text-box>
          <text:list text:style-name="ML3">
            <text:list-item>
              <text:p text:style-name="MP10"><text:span text:style-name="MT7">Click to edit the outline text format</text:span></text:p>
              <text:list>
                <text:list-item>
                  <text:p text:style-name="MP10"><text:span text:style-name="MT7">Second Outline Level</text:span></text:p>
                  <text:list>
                    <text:list-item>
                      <text:p text:style-name="MP10"><text:span text:style-name="MT7">Third Outline Level</text:span></text:p>
                      <text:list>
                        <text:list-item>
                          <text:p text:style-name="MP10"><text:span text:style-name="MT7">Fourth Outline Level</text:span></text:p>
                          <text:list>
                            <text:list-item>
                              <text:p text:style-name="MP10"><text:span text:style-name="MT7">Fifth Outline Level</text:span></text:p>
                              <text:list>
                                <text:list-item>
                                  <text:p text:style-name="MP10"><text:span text:style-name="MT7">Sixth Outline Level</text:span></text:p>
                                  <text:list>
                                    <text:list-item>
                                      <text:p text:style-name="MP10"><text:span text:style-name="MT7">Seventh Outline Level</text:span></text:p>
                                      <text:list>
                                        <text:list-item>
                                          <text:p text:style-name="MP10"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7">Ninth Outline LevelClick to edit Master text styles</text:span></text:p>
          <text:p text:style-name="MP11"><text:span text:style-name="MT7">Second level</text:span></text:p>
          <text:list text:continue-numbering="true" text:style-name="ML3">
            <text:list-item>
              <text:list>
                <text:list-item>
                  <text:p text:style-name="MP12"><text:span text:style-name="MT7">Third level</text:span></text:p>
                  <text:list>
                    <text:list-item>
                      <text:p text:style-name="MP13"><text:span text:style-name="MT7">Fourth level</text:span></text:p>
                      <text:list>
                        <text:list-item>
                          <text:p text:style-name="MP14"><text:span text:style-name="MT7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6" draw:text-style-name="MP15" draw:layer="backgroundobjects" svg:width="8.042cm" svg:height="0.625cm" svg:x="1.208cm" svg:y="17.815cm" presentation:class="footer" presentation:user-transformed="true">
        <draw:text-box>
          <text:p/>
        </draw:text-box>
      </draw:frame>
      <draw:frame draw:name="Date Placeholder 5" presentation:style-name="Mpr6" draw:text-style-name="MP15" draw:layer="backgroundobjects" svg:width="4.973cm" svg:height="0.625cm" svg:x="8.707cm" svg:y="18.329cm" presentation:class="date-time" presentation:user-transformed="true">
        <draw:text-box>
          <text:p text:style-name="MP16"><text:span text:style-name="MT8"><text:date style:data-style-name="D1" text:date-value="2011-10-21">10/21/11</text:date></text:span></text:p>
        </draw:text-box>
      </draw:fram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Picture 4" draw:style-name="Mgr3" draw:text-style-name="MP3" draw:layer="backgroundobjects" svg:width="25.399cm" svg:height="1.375cm" svg:x="0cm" svg:y="17.674cm">
        <draw:image xlink:href="Pictures/10000000000005DC000000514BD311AC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46cm" svg:y="18.455cm">
        <text:p text:style-name="MP4"><text:span text:style-name="MT2">INTEL CONFIDENTIAL</text:span></text:p>
        <draw:enhanced-geometry svg:viewBox="0 0 21600 21600" draw:type="rectangle" draw:enhanced-path="M 0 0 L 21600 0 21600 21600 0 21600 0 0 Z N"/>
      </draw:custom-shape>
      <draw:custom-shape draw:name="TextBox 7" draw:style-name="Mgr5" draw:text-style-name="MP5" draw:layer="backgroundobjects" svg:width="2.068cm" svg:height="0.59cm" svg:x="-0.534cm" svg:y="18.322cm">
        <text:p text:style-name="MP6"><text:span text:style-name="MT2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draw:custom-shape draw:name="TextBox 10" draw:style-name="Mgr6" draw:text-style-name="MP5" draw:layer="backgroundobjects" svg:width="5.457cm" svg:height="0.632cm" svg:x="17.114cm" svg:y="18.043cm">
        <text:p text:style-name="MP7"><text:span text:style-name="MT3">Enterprise Integration Lab </text:span></text:p>
        <draw:enhanced-geometry svg:viewBox="0 0 21600 21600" draw:type="rectangle" draw:enhanced-path="M 0 0 L 21600 0 21600 21600 0 21600 0 0 Z N"/>
      </draw:custom-shape>
      <draw:frame draw:name="Title 1" presentation:style-name="Mpr9" draw:text-style-name="MP5" draw:layer="backgroundobjects" svg:width="22.859cm" svg:height="2.468cm" svg:x="1.261cm" svg:y="1.138cm" presentation:class="title" presentation:user-transformed="true">
        <draw:text-box>
          <text:p text:style-name="MP9"><text:span text:style-name="MT6">Click to edit the title text formatClick to edit Master title style</text:span></text:p>
        </draw:text-box>
      </draw:frame>
      <draw:frame draw:name="Content Placeholder 2" presentation:style-name="Mpr10" draw:text-style-name="MP5" draw:layer="backgroundobjects" svg:width="22.855cm" svg:height="12.602cm" svg:x="1.266cm" svg:y="3.832cm" presentation:class="outline" presentation:user-transformed="true">
        <draw:text-box>
          <text:list text:style-name="ML3">
            <text:list-item>
              <text:p text:style-name="MP10"><text:span text:style-name="MT7">Click to edit the outline text format</text:span></text:p>
              <text:list>
                <text:list-item>
                  <text:p text:style-name="MP10"><text:span text:style-name="MT7">Second Outline Level</text:span></text:p>
                  <text:list>
                    <text:list-item>
                      <text:p text:style-name="MP10"><text:span text:style-name="MT7">Third Outline Level</text:span></text:p>
                      <text:list>
                        <text:list-item>
                          <text:p text:style-name="MP10"><text:span text:style-name="MT7">Fourth Outline Level</text:span></text:p>
                          <text:list>
                            <text:list-item>
                              <text:p text:style-name="MP10"><text:span text:style-name="MT7">Fifth Outline Level</text:span></text:p>
                              <text:list>
                                <text:list-item>
                                  <text:p text:style-name="MP10"><text:span text:style-name="MT7">Sixth Outline Level</text:span></text:p>
                                  <text:list>
                                    <text:list-item>
                                      <text:p text:style-name="MP10"><text:span text:style-name="MT7">Seventh Outline Level</text:span></text:p>
                                      <text:list>
                                        <text:list-item>
                                          <text:p text:style-name="MP10"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7">Ninth Outline LevelClick to edit Master text styles</text:span></text:p>
          <text:p text:style-name="MP11"><text:span text:style-name="MT7">Second level</text:span></text:p>
          <text:list text:continue-numbering="true" text:style-name="ML3">
            <text:list-item>
              <text:list>
                <text:list-item>
                  <text:p text:style-name="MP12"><text:span text:style-name="MT7">Third level</text:span></text:p>
                  <text:list>
                    <text:list-item>
                      <text:p text:style-name="MP13"><text:span text:style-name="MT7">Fourth level</text:span></text:p>
                      <text:list>
                        <text:list-item>
                          <text:p text:style-name="MP14"><text:span text:style-name="MT7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1" draw:text-style-name="MP15" draw:layer="backgroundobjects" svg:width="8.042cm" svg:height="0.625cm" svg:x="1.208cm" svg:y="17.815cm" presentation:class="footer" presentation:user-transformed="true">
        <draw:text-box>
          <text:p/>
        </draw:text-box>
      </draw:frame>
      <draw:frame draw:name="Date Placeholder 5" presentation:style-name="Mpr11" draw:text-style-name="MP15" draw:layer="backgroundobjects" svg:width="4.973cm" svg:height="0.625cm" svg:x="8.707cm" svg:y="18.329cm" presentation:class="date-time" presentation:user-transformed="true">
        <draw:text-box>
          <text:p text:style-name="MP16"><text:span text:style-name="MT8"><text:date style:data-style-name="D1" text:date-value="2011-10-21">10/21/11</text:date></text:span></text:p>
        </draw:text-box>
      </draw:fram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2">
      <draw:frame draw:name="Picture 4" draw:style-name="Mgr3" draw:text-style-name="MP3" draw:layer="backgroundobjects" svg:width="25.399cm" svg:height="1.375cm" svg:x="0cm" svg:y="17.674cm">
        <draw:image xlink:href="Pictures/10000000000005DC000000514BD311AC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46cm" svg:y="18.455cm">
        <text:p text:style-name="MP4"><text:span text:style-name="MT2">INTEL CONFIDENTIAL</text:span></text:p>
        <draw:enhanced-geometry svg:viewBox="0 0 21600 21600" draw:type="rectangle" draw:enhanced-path="M 0 0 L 21600 0 21600 21600 0 21600 0 0 Z N"/>
      </draw:custom-shape>
      <draw:custom-shape draw:name="TextBox 7" draw:style-name="Mgr5" draw:text-style-name="MP5" draw:layer="backgroundobjects" svg:width="2.068cm" svg:height="0.59cm" svg:x="-0.534cm" svg:y="18.322cm">
        <text:p text:style-name="MP6"><text:span text:style-name="MT2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draw:custom-shape draw:name="TextBox 10" draw:style-name="Mgr6" draw:text-style-name="MP5" draw:layer="backgroundobjects" svg:width="5.457cm" svg:height="0.632cm" svg:x="17.114cm" svg:y="18.043cm">
        <text:p text:style-name="MP7"><text:span text:style-name="MT3">Enterprise Integration Lab </text:span></text:p>
        <draw:enhanced-geometry svg:viewBox="0 0 21600 21600" draw:type="rectangle" draw:enhanced-path="M 0 0 L 21600 0 21600 21600 0 21600 0 0 Z N"/>
      </draw:custom-shape>
      <draw:frame draw:name="Picture 8" draw:style-name="Mgr3" draw:text-style-name="MP3" draw:layer="backgroundobjects" svg:width="2.411cm" svg:height="1.591cm" svg:x="22.141cm" svg:y="0.838cm">
        <draw:image xlink:href="Pictures/10000201000000D10000008AF590C677.png" xlink:type="simple" xlink:show="embed" xlink:actuate="onLoad">
          <text:p/>
        </draw:image>
      </draw:frame>
      <draw:frame draw:name="Title 1" presentation:style-name="Mpr14" draw:text-style-name="MP5" draw:layer="backgroundobjects" svg:width="17.991cm" svg:height="3.783cm" svg:x="1.27cm" svg:y="6.985cm" presentation:class="title" presentation:user-transformed="true">
        <draw:text-box>
          <text:p text:style-name="MP9"><text:span text:style-name="MT9">Click to edit the title text formatClick to edit Master title style</text:span></text:p>
        </draw:text-box>
      </draw:frame>
      <draw:frame presentation:style-name="Default_20_3-outline1" draw:layer="backgroundobjects" svg:width="22.859cm" svg:height="12.573cm" svg:x="1.27cm" svg:y="4.457cm" presentation:class="outline" presentation:placeholder="true">
        <draw:text-box/>
      </draw:frame>
      <presentation:notes style:page-layout-name="PM2">
        <draw:page-thumbnail presentation:style-name="Default_20_3-title" draw:layer="backgroundobjects" svg:width="12.699cm" svg:height="9.524cm" svg:x="3.175cm" svg:y="1.93cm" presentation:class="page"/>
        <draw:frame presentation:style-name="Default_20_3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1-10-21T10:55:20.47</dc:date>
    <meta:generator>LibreOffice/3.4$Win32 LibreOffice_project/340m1$Build-302</meta:generator>
    <meta:editing-duration>PT14H4M13S</meta:editing-duration>
    <meta:editing-cycles>31</meta:editing-cycles>
    <meta:document-statistic meta:object-count="137"/>
  </office:meta>
</office:document-meta>
</file>